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4238" officeooo:paragraph-rsid="00144238"/>
    </style:style>
    <style:style style:name="P2" style:family="paragraph" style:parent-style-name="Standard">
      <style:text-properties fo:font-weight="bold" officeooo:rsid="00144238" officeooo:paragraph-rsid="00144238" style:font-weight-asian="bold" style:font-weight-complex="bold"/>
    </style:style>
    <style:style style:name="P3" style:family="paragraph" style:parent-style-name="Standard">
      <style:paragraph-properties fo:text-align="center" style:justify-single-word="false"/>
      <style:text-properties fo:font-weight="bold" officeooo:rsid="00144238" officeooo:paragraph-rsid="00144238" style:font-weight-asian="bold" style:font-weight-complex="bold"/>
    </style:style>
    <style:style style:name="P4" style:family="paragraph" style:parent-style-name="Standard">
      <style:paragraph-properties fo:text-align="center" style:justify-single-word="false"/>
      <style:text-properties fo:font-weight="bold" officeooo:rsid="00161888" officeooo:paragraph-rsid="00161888" style:font-weight-asian="bold" style:font-weight-complex="bold"/>
    </style:style>
    <style:style style:name="P5" style:family="paragraph" style:parent-style-name="Standard">
      <style:paragraph-properties fo:text-align="start" style:justify-single-word="false"/>
      <style:text-properties fo:font-weight="normal" officeooo:rsid="00144238" officeooo:paragraph-rsid="00144238" style:font-weight-asian="normal" style:font-weight-complex="normal"/>
    </style:style>
    <style:style style:name="P6" style:family="paragraph" style:parent-style-name="Standard">
      <style:paragraph-properties fo:text-align="start" style:justify-single-word="false"/>
      <style:text-properties fo:font-weight="normal" officeooo:rsid="00161888" officeooo:paragraph-rsid="00144238" style:font-weight-asian="normal" style:font-weight-complex="normal"/>
    </style:style>
    <style:style style:name="P7" style:family="paragraph" style:parent-style-name="Standard">
      <style:text-properties officeooo:rsid="00172e0c" officeooo:paragraph-rsid="00172e0c"/>
    </style:style>
    <style:style style:name="P8" style:family="paragraph" style:parent-style-name="Standard">
      <style:text-properties fo:font-size="44pt" officeooo:rsid="001a5b73" officeooo:paragraph-rsid="001a5b73" style:font-size-asian="38.5pt" style:font-size-complex="4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90f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lavní postava:</text:span> Kovář. Tři děti jedna žena. Chudá rodina. Kovář není moc schopný ve své práci. </text:p>
      <text:p text:style-name="P1"/>
      <text:p text:style-name="P2">Ďábel: <text:span text:style-name="T2">Pěkný zmrd, vládce pekla. Podoba není známa.</text:span></text:p>
      <text:p text:style-name="P2"><text:span text:style-name="T2"/></text:p>
      <text:p text:style-name="P3">Příběh část 1.</text:p>
      <text:p text:style-name="P5">Za kovářem přejede posel od krále, ten mu předá listinu. Na listině se píše. „Kováři, za ukovaní meče hodno krále do třiceti dnů, ti samotný vládce naší země, udělí nevýslovné bohatství.“. Kovář tedy začne na meči pracovat. Uběhne den, dva, pak týden, dva. Den před odevzdáním, má kovář hotovo. Musí ho ovšem odzkoušet. Udeří do slaměného panáka. Meč nápor nevydrží a praskne. Kovář neví co dál, zítra musí odevzdat meč a nechce ani pomýslet na to, co se stane, když meč neodevzdá. Radši jde zapít smutek do hospody. Zde se pěkně namrdá. Vrací se zpátky domů.</text:p>
      <text:p text:style-name="P5">Prochází temnou uličkou, když se před ním objeví neznámá postava. Ta povídá: „Zdravím tě kováři, slyšel jsem, že máš trable“, Kovář „prd víš dědku shnilá, žadný trable nemám“ „ne, a co ten meč pro pana krále, co se ti dnes zlomil“ „co ti je do toho“ „jen že bych ti mohl pomoci, dá se řici skoro zadarmo“ „Joooo, jakože mi za do zítřka ukováš meč, vhodná pro krále“ „inu je to tak“ „Tak tedy proč ne, co za to?“ „stačí podepsat tady tu smlouvičku a za rok <text:span text:style-name="T3">a den</text:span> se dostavit zpět na toto místo“ „dej to sem“ kovář podepíše, „zitra budeš mit ten meč před v kovárně, tak se pořádně vyspi“ „dobře tedy“ odpoví kovář a když už postava pomale odchází kovář na ni ještě z dáli řve „a umí se někdy dědku <text:span text:style-name="T3">vypadáš jak čert</text:span>“.</text:p>
      <text:p text:style-name="P6"/>
      <text:p text:style-name="P4">Příběh část 2.</text:p>
      <text:p text:style-name="P7">Kovář odevzdá meč králi, ten se mu za to odvděčí ohromným měním, kovář opraví chalupu, kovárnu, pošle děti do školy. <text:span text:style-name="T3">Po roce krásného života, přišel ten osudný den. Jenže kovář si jen matně pamatuje, kde se s neznámou postavou potkal, natož jak vypadala a co jí podepsal „nechám to tedy být, kdyžtak si za mnou přijde“. Den na to se kovář vypravil do města na trhy. Když se vrací domu, už zdálky zahlídne nějaký kouř. Běží rychle ke svému domu, ten je celý v plamenech. Když v tom dveřmi vyjde postava zahalená v kápi. Přijde ke kováři a sundá si ji. „Podělal si ďábla, jeho pomsta tě neminula“, postava se otočí a vypaří se. V tu chvíli se pekař uvědomí, s kým měl tu čest. </text:span></text:p>
      <text:p text:style-name="P7"/>
      <text:p text:style-name="P7"/>
      <text:p text:style-name="P7"/>
      <text:p text:style-name="P7"/>
      <text:p text:style-name="P7"/>
      <text:p text:style-name="P7"/>
      <text:p text:style-name="P7"/>
      <text:p text:style-name="P7"/>
      <text:p text:style-name="P8">Upřímně když to teď píšu, tak mi to přijde jako pohádka. Prosím udělejte s tím něc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cs" fo:country="CZ"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1T21:42:45.694000000</dc:date>
    <meta:editing-duration>PT2M27S</meta:editing-duration>
    <meta:editing-cycles>1</meta:editing-cycles>
    <meta:document-statistic meta:table-count="0" meta:image-count="0" meta:object-count="0" meta:page-count="1" meta:paragraph-count="8" meta:word-count="404" meta:character-count="2212" meta:non-whitespace-character-count="1814"/>
    <meta:generator>LibreOffice/7.1.1.2$Windows_X86_64 LibreOffice_project/fe0b08f4af1bacafe4c7ecc87ce55bb426164676</meta:generator>
  </office:meta>
</office:document-meta>
</file>